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e2a3" officeooo:paragraph-rsid="001be2a3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9 阿媽的番薯</text:p>
        <text:p text:style-name="P1"/>
        <text:p text:style-name="P1">細漢的時，</text:p>
        <text:p text:style-name="P1">Sè-hàn ê sî, </text:p>
        <text:p text:style-name="P1"/>
        <text:p text:style-name="P1">定定聽大人咧講：「送你去海口食番薯。」</text:p>
        <text:p text:style-name="P1">tiānn-tiānn thiann tuā-lâng teh kóng: “Sàng lí khì hái-kháu tsia̍h han-tsî.” </text:p>
        <text:p text:style-name="P1"/>
        <text:p text:style-name="P1">雖然彼當時無真了解這句話的意思是啥物？</text:p>
        <text:p text:style-name="P1">Sui-jiân hit tong-sî bô tsin liáu-kái tsit kù uē ê ì-sù sī siánn-mih? </text:p>
        <text:p text:style-name="P1"/>
        <text:p text:style-name="P1">毋過，</text:p>
        <text:p text:style-name="P1">M̄-koh, </text:p>
        <text:p text:style-name="P1"/>
        <text:p text:style-name="P1">攏是會感覺彼就是一種警告。</text:p>
        <text:p text:style-name="P1">lóng sī ē kám-kak he tō sī tsi̍t tsióng kíng-kò.</text:p>
        <text:p text:style-name="P1"/>
        <text:p text:style-name="P1"/>
        <text:p text:style-name="P1"/>
        <text:p text:style-name="P1"/>
        <text:p text:style-name="P1">時代進步，</text:p>
        <text:p text:style-name="P1">Sî-tāi tsìn-pōo, </text:p>
        <text:p text:style-name="P1"/>
        <text:p text:style-name="P1">環境嘛綴咧改變。</text:p>
        <text:p text:style-name="P1">khuân-kíng mā tuè teh kái-piàn.</text:p>
        <text:p text:style-name="P1"/>
        <text:p text:style-name="P1">較早講番薯是生活較艱苦的人咧食的，</text:p>
        <text:p text:style-name="P1">Khah-tsá kóng han-tsî sī sing-ua̍h khah kan-khóo ê lâng teh tsia̍h--ê, </text:p>
        <text:p text:style-name="P1"/>
        <text:p text:style-name="P1">這馬煞成做是經濟富裕的人，</text:p>
        <text:p text:style-name="P1">tsit-má suah tsiânn-tsò sī king-tsè hù-jū ê lâng, </text:p>
        <text:p text:style-name="P1"/>
        <text:p text:style-name="P1">養生保健的食食。</text:p>
        <text:p text:style-name="P1">ióng-sing pó-kiān ê tsia̍h-si̍t. </text:p>
        <text:p text:style-name="P1"/>
        <text:p text:style-name="P1">這就可比是騎跤踏車，</text:p>
        <text:p text:style-name="P1">Tse tō khó-pí sī khiâ kha-ta̍h-tshia, </text:p>
        <text:p text:style-name="P1"/>
        <text:p text:style-name="P1">早前是一般人出入的交通工具，</text:p>
        <text:p text:style-name="P1">tsá-tsîng sī it-puann lâng tshut-ji̍p ê kau-thong kang-khū, </text:p>
        <text:p text:style-name="P1"/>
        <text:p text:style-name="P1">這陣煞變做是休閒運動的器材。</text:p>
        <text:p text:style-name="P1">tsit-tsūn suah piàn-tsò sī hiu-hân ūn-tōng ê khì-tsâi. </text:p>
        <text:p text:style-name="P1"/>
        <text:p text:style-name="P1">這種轉變敢會是天公伯仔咧共咱啟示，</text:p>
        <text:p text:style-name="P1">Tsit tsióng tsuán-piàn kám ē sī thinn-kong-peh-á teh kā lán khé-sī, </text:p>
        <text:p text:style-name="P1"/>
        <text:p text:style-name="P1">愛來注重咱四周圍的生活環境。</text:p>
        <text:p text:style-name="P1">ài lâi tsù-tiōng lán sì-tsiu-uî ê sing-ua̍h khuân-kíng.</text:p>
        <text:p text:style-name="P1"/>
        <text:p text:style-name="P1"/>
        <text:p text:style-name="P1"/>
        <text:p text:style-name="P1"/>
        <text:p text:style-name="P1">若講著番薯，</text:p>
        <text:p text:style-name="P1">Nā kóng-tio̍h han-tsî, </text:p>
        <text:p text:style-name="P1"/>
        <text:p text:style-name="P1"><text:soft-page-break/>彼袂輸是阿媽的心肝仔寶貝仝款。</text:p>
        <text:p text:style-name="P1">he bē-su sī a-má ê sim-kuann-á pó-puè kāng-khuán. </text:p>
        <text:p text:style-name="P1"/>
        <text:p text:style-name="P1">阮逐工的食飯桌頂，</text:p>
        <text:p text:style-name="P1">Guán ta̍k kang ê tsia̍h-pn̄g-toh-tíng, </text:p>
        <text:p text:style-name="P1"/>
        <text:p text:style-name="P1">攏會看著一盤番薯排佇遐。</text:p>
        <text:p text:style-name="P1">lóng ē khuànn-tio̍h tsi̍t puânn han-tsî pâi tī hia. </text:p>
        <text:p text:style-name="P1"/>
        <text:p text:style-name="P1">雖然阿母煮番薯的方式攏有咧換款，</text:p>
        <text:p text:style-name="P1">Sui-jiân a-bú tsú han-tsî ê hong-sik lóng ū teh uānn khuán, </text:p>
        <text:p text:style-name="P1"/>
        <text:p text:style-name="P1">食起來嘛感覺真好食。</text:p>
        <text:p text:style-name="P1">tsia̍h --khí-lâi mā kám-kak tsin hó-tsia̍h. </text:p>
        <text:p text:style-name="P1"/>
        <text:p text:style-name="P1">毋過阿媽攏會閣傳一寡仔撇步予阿母，</text:p>
        <text:p text:style-name="P1">M̄-koh a-má lóng ē koh thuân tsi̍t-kuá-á phiat-pōo hōo a-bú, </text:p>
        <text:p text:style-name="P1"/>
        <text:p text:style-name="P1">教伊按怎揀、按怎削。</text:p>
        <text:p text:style-name="P1">kà i án-tsuánn kíng, án-tsuánn siah. </text:p>
        <text:p text:style-name="P1"/>
        <text:p text:style-name="P1">欲煮進前，</text:p>
        <text:p text:style-name="P1">Beh tsú tsìn-tsîng, </text:p>
        <text:p text:style-name="P1"/>
        <text:p text:style-name="P1">一定愛十洗九洗，</text:p>
        <text:p text:style-name="P1">it-tīng ài tsa̍p-sé-káu-sé, </text:p>
        <text:p text:style-name="P1"/>
        <text:p text:style-name="P1">而且愛用菜瓜蒲鑢予清氣。</text:p>
        <text:p text:style-name="P1">jî-tshiánn ài īng tshài-kue-pôo lù hōo tshing-khì. </text:p>
        <text:p text:style-name="P1"/>
        <text:p text:style-name="P1">若按呢，</text:p>
        <text:p text:style-name="P1">Nā án-ne, </text:p>
        <text:p text:style-name="P1"/>
        <text:p text:style-name="P1">就會使連皮做伙食，</text:p>
        <text:p text:style-name="P1">tō ē-sái liân phuê tsò-hué tsia̍h, </text:p>
        <text:p text:style-name="P1"/>
        <text:p text:style-name="P1">毋但健康閣袂拍損。</text:p>
        <text:p text:style-name="P1">m̄-nā kiān-khong koh bē phah-sńg.</text:p>
        <text:p text:style-name="P1"/>
        <text:p text:style-name="P1"/>
        <text:p text:style-name="P1"/>
        <text:p text:style-name="P1"/>
        <text:p text:style-name="P1">頂一站仔，</text:p>
        <text:p text:style-name="P1">Tíng tsi̍t-tsam̄-á, </text:p>
        <text:p text:style-name="P1"/>
        <text:p text:style-name="P1">阿媽因為年歲的關係，</text:p>
        <text:p text:style-name="P1">a-má in-uī nî-huè ê kuan-hē, </text:p>
        <text:p text:style-name="P1"/>
        <text:p text:style-name="P1">老骨頭煞會痠、抽、疼，</text:p>
        <text:p text:style-name="P1">lāu kut-thâu suah ē sng, thiu, thiànn, </text:p>
        <text:p text:style-name="P1"/>
        <text:p text:style-name="P1">講伊是少年做過頭的關係。</text:p>
        <text:p text:style-name="P1">kóng i sī siàu-liân tsò kuè-thâu ê kuan-hē. </text:p>
        <text:p text:style-name="P1"/>
        <text:p text:style-name="P1">若拄著歹天落雨，</text:p>
        <text:p text:style-name="P1">Nā tú-tio̍h pháinn-thinn lo̍h-hōo, </text:p>
        <text:p text:style-name="P1"/>
        <text:p text:style-name="P1">規雙跤就若親像氣象台咧，</text:p>
        <text:p text:style-name="P1">kui siang kha tō ná-tshin-tshiūnn khì-siōng-tâi --leh, </text:p>
        <text:p text:style-name="P1"/>
        <text:p text:style-name="P1">所以就聽專家的講法，</text:p>
        <text:p text:style-name="P1"><text:soft-page-break/>sóo-í tō thiann tsuan-ka ê kóng-huat, </text:p>
        <text:p text:style-name="P1"/>
        <text:p text:style-name="P1">用食補的方法來代替食藥仔。</text:p>
        <text:p text:style-name="P1">īng tsia̍h-póo ê hong-huat lâi tāi-thè tsia̍h io̍h-á. </text:p>
        <text:p text:style-name="P1"/>
        <text:p text:style-name="P1">伊就用酒落去炊番薯。</text:p>
        <text:p text:style-name="P1">I tō īng tsiú lo̍h-khì tshue han-tsî. </text:p>
        <text:p text:style-name="P1"/>
        <text:p text:style-name="P1">炊熟了後，</text:p>
        <text:p text:style-name="P1">Tshue si̍k liáu-āu, </text:p>
        <text:p text:style-name="P1"/>
        <text:p text:style-name="P1">若是驚傷澹、水傷濟，</text:p>
        <text:p text:style-name="P1">nā-sī kiann siunn tâm, tsuí siunn tsē, </text:p>
        <text:p text:style-name="P1"/>
        <text:p text:style-name="P1">看起來無好食款，</text:p>
        <text:p text:style-name="P1">khuànn --khí-lâi bô hó-tsia̍h khuán, </text:p>
        <text:p text:style-name="P1"/>
        <text:p text:style-name="P1">就閣囥入去烘箱烘予焦，</text:p>
        <text:p text:style-name="P1">tō koh khǹg ji̍p-khì hang-siunn hang hōo ta, </text:p>
        <text:p text:style-name="P1"/>
        <text:p text:style-name="P1">芳芳鬆鬆有影加真好食。</text:p>
        <text:p text:style-name="P1">phang-phang sang-sang ū-iánn ke tsin hó-tsia̍h. </text:p>
        <text:p text:style-name="P1"/>
        <text:p text:style-name="P1">這種方式連一般的人嘛會食得，</text:p>
        <text:p text:style-name="P1">Tsit tsióng hong-sik liân it-puann ê lâng mā ē-tsia̍h-tit, </text:p>
        <text:p text:style-name="P1"/>
        <text:p text:style-name="P1">真正會予人一喙紲一喙，</text:p>
        <text:p text:style-name="P1">tsin-tsiànn ē hōo lâng tsi̍t tshuì suà tsi̍t tshuì, </text:p>
        <text:p text:style-name="P1"/>
        <text:p text:style-name="P1">無食是會大心氣。</text:p>
        <text:p text:style-name="P1">bô tsia̍h sī ē tuā-sim-khuì.</text:p>
        <text:p text:style-name="P1"/>
        <text:p text:style-name="P1"/>
        <text:p text:style-name="P1"/>
        <text:p text:style-name="P1"/>
        <text:p text:style-name="P1">猶毋過閣較好食的物件，</text:p>
        <text:p text:style-name="P1">Iáu-m̄-koh koh-khah hó-tsia̍h ê mi̍h-kiānn, </text:p>
        <text:p text:style-name="P1"/>
        <text:p text:style-name="P1">若是逐工食嘛是會飫，</text:p>
        <text:p text:style-name="P1">nā-sī ta̍k kang tsia̍h mā sī ē uì, </text:p>
        <text:p text:style-name="P1"/>
        <text:p text:style-name="P1">所以阿媽原仔會教阿母改變煮食的方法，</text:p>
        <text:p text:style-name="P1">sóo-í a-má guân-á ē kà a-bú kái-piàn tsú-tsia̍h ê hong-huat, </text:p>
        <text:p text:style-name="P1"/>
        <text:p text:style-name="P1">親像番薯簽飯抑是番薯箍糜。</text:p>
        <text:p text:style-name="P1">tshin-tshiūnn han-tsî-tshiam pn̄g ia̍h-sī han-tsî-khoo muê. </text:p>
        <text:p text:style-name="P1"/>
        <text:p text:style-name="P1">若是配一寡菜脯卵、塗豆、醬瓜仔抑是鹹魚脯，</text:p>
        <text:p text:style-name="P1">Nā-sī phuè tsi̍t-kuá tshài-póo-nn̄g, thôo-tāu, tsiùnn-kue-á ia̍h-sī kiâm hî-póo, </text:p>
        <text:p text:style-name="P1"/>
        <text:p text:style-name="P1">彼種滋味實在較贏咧食魚食肉。</text:p>
        <text:p text:style-name="P1">hit tsióng tsu-bī si̍t-tsāi khah iânn teh tsia̍h hî tsia̍h bah. </text:p>
        <text:p text:style-name="P1"/>
        <text:p text:style-name="P1">當然啦！</text:p>
        <text:p text:style-name="P1">Tong-jiân --lah! </text:p>
        <text:p text:style-name="P1"/>
        <text:p text:style-name="P1">一好佮一䆀，</text:p>
        <text:p text:style-name="P1"><text:soft-page-break/>Tsi̍t hó kah tsi̍t bái, </text:p>
        <text:p text:style-name="P1"/>
        <text:p text:style-name="P1">無兩好通相排。</text:p>
        <text:p text:style-name="P1">bô nn̄g hó thang sio-pâi. </text:p>
        <text:p text:style-name="P1"/>
        <text:p text:style-name="P1">食番薯的好處雖然是滿滿是，</text:p>
        <text:p text:style-name="P1">Tsia̍h han-tsî ê hó-tshù sui-jiân sī muá-muá-sī, </text:p>
        <text:p text:style-name="P1"/>
        <text:p text:style-name="P1">問題是胃腸消化較無好的人會𠢕膨風。</text:p>
        <text:p text:style-name="P1">būn-tê sī uī-tn̂g siau-huà khah bô hó ê lâng ē gâu phòng-hong. </text:p>
        <text:p text:style-name="P1"/>
        <text:p text:style-name="P1">萬不二佇人的面頭前來霆雷公，</text:p>
        <text:p text:style-name="P1">Bān-put-jī tī lâng ê bīn-thâu-tsîng lâi tân-luî-kong, </text:p>
        <text:p text:style-name="P1"/>
        <text:p text:style-name="P1">彼就歹勢矣。</text:p>
        <text:p text:style-name="P1">he tō phaínn-sè --ah. </text:p>
        <text:p text:style-name="P1"/>
        <text:p text:style-name="P1">毋過若是為著身體健康，</text:p>
        <text:p text:style-name="P1">M̄-koh nā-sī uī-tio̍h sin-thé kiān-khong, </text:p>
        <text:p text:style-name="P1"/>
        <text:p text:style-name="P1">新陳代謝欲較好咧，</text:p>
        <text:p text:style-name="P1">sin-tîn-tāi-siā beh khah hó --leh, </text:p>
        <text:p text:style-name="P1"/>
        <text:p text:style-name="P1">嘛是愛加減仔食啦！</text:p>
        <text:p text:style-name="P1">mā sī ài ke-kiám-á tsia̍h --lah!</text:p>
        <text:p text:style-name="P1"/>
        <text:p text:style-name="P1"/>
        <text:p text:style-name="P1"/>
        <text:p text:style-name="P1"/>
        <text:p text:style-name="P1">番薯的形體就親像臺灣，</text:p>
        <text:p text:style-name="P1">Han-tsî ê hîng-thé tō tshin-tshiūnn Tâi-uân, </text:p>
        <text:p text:style-name="P1"/>
        <text:p text:style-name="P1">伊的根底有咱彼種「番薯毋驚落塗爛，</text:p>
        <text:p text:style-name="P1">i ê kin-té ū lán hit tsióng “Han-tsî m̄-kiann lo̍h-thôo nuā, </text:p>
        <text:p text:style-name="P1"/>
        <text:p text:style-name="P1">只求枝葉代代湠」的本性。</text:p>
        <text:p text:style-name="P1">tsí kiû ki-hio̍h tāi-tāi thuànn” ê pún-sìng. </text:p>
        <text:p text:style-name="P1"/>
        <text:p text:style-name="P1">阿媽對番薯的喜愛，</text:p>
        <text:p text:style-name="P1">A-má tuì han-tsî ê hí-ài, </text:p>
        <text:p text:style-name="P1"/>
        <text:p text:style-name="P1">應該是有伊特別的意義佇咧，</text:p>
        <text:p text:style-name="P1">ing-kai sī ū i ti̍k-pia̍t ê ì-gī tī --leh, </text:p>
        <text:p text:style-name="P1"/>
        <text:p text:style-name="P1">毋是干焦愛食佮欲顧身體爾爾。</text:p>
        <text:p text:style-name="P1">m̄ sī kan-na ài tsia̍h kah beh kòo sin-thé niā-niā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51:27.933742141</dc:date>
    <meta:editing-duration>PT27S</meta:editing-duration>
    <meta:editing-cycles>1</meta:editing-cycles>
    <meta:document-statistic meta:table-count="0" meta:image-count="0" meta:object-count="0" meta:page-count="4" meta:paragraph-count="138" meta:word-count="1220" meta:character-count="3588" meta:non-whitespace-character-count="3141"/>
    <meta:generator>LibreOffice/5.1.6.2$Linux_X86_64 LibreOffice_project/10m0$Build-2</meta:generator>
  </office:meta>
</office:document-meta>
</file>